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Narrow" svg:font-family="'Arial Narrow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Arial Unicode MS" svg:font-family="'Arial Unicode MS'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4.954cm" style:type="right"/>
        </style:tab-stops>
      </style:paragraph-properties>
    </style:style>
    <style:style style:name="P2" style:family="paragraph" style:parent-style-name="Cabeçalho_20_e_20_Rodapé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center" style:justify-single-word="false"/>
      <style:text-properties style:font-name="Arial Narrow" fo:font-size="18pt" fo:font-weight="bold" style:font-name-asian="Arial Narrow1" style:font-size-asian="18pt" style:font-weight-asian="bold" style:font-name-complex="Arial Narrow1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 Narrow" fo:font-size="14pt" style:font-name-asian="Arial Narrow1" style:font-size-asian="14pt" style:font-name-complex="Arial Narrow1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 Narrow" fo:font-size="14pt" style:font-name-asian="Arial Narrow1" style:font-size-asian="14pt" style:font-name-complex="Arial Narrow1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 Narrow" fo:font-size="18pt" fo:language="pt" fo:country="PT" fo:font-weight="bold" style:font-size-asian="18pt" style:font-weight-asian="bold" style:font-size-complex="18pt" style:font-weight-complex="bold"/>
    </style:style>
    <style:style style:name="T2" style:family="text">
      <style:text-properties style:font-name="Arial Narrow" fo:font-size="18pt" fo:font-weight="bold" style:font-name-asian="Arial Narrow1" style:font-size-asian="18pt" style:font-weight-asian="bold" style:font-name-complex="Arial Narrow1" style:font-size-complex="18pt" style:font-weight-complex="bold"/>
    </style:style>
    <style:style style:name="T3" style:family="text">
      <style:text-properties style:font-name="Arial Narrow" fo:font-size="14pt" style:font-name-asian="Arial Narrow1" style:font-size-asian="14pt" style:font-name-complex="Arial Narrow1" style:font-size-complex="14pt"/>
    </style:style>
    <style:style style:name="T4" style:family="text">
      <style:text-properties style:font-name="Arial Narrow" fo:font-size="14pt" fo:language="pt" fo:country="PT" fo:font-weight="bold" style:font-size-asian="14pt" style:font-weight-asian="bold" style:font-size-complex="14pt" style:font-weight-complex="bold"/>
    </style:style>
    <style:style style:name="T5" style:family="text">
      <style:text-properties style:font-name="Arial Narrow" fo:font-size="14pt" fo:language="pt" fo:country="PT" style:font-size-asian="14pt" style:font-size-complex="14pt"/>
    </style:style>
    <style:style style:name="T6" style:family="text">
      <style:text-properties style:font-name="Arial Narrow" fo:font-size="14pt" fo:language="pt" fo:country="PT" officeooo:rsid="0019989e" style:font-size-asian="14pt" style:font-size-complex="14pt"/>
    </style:style>
    <style:style style:name="T7" style:family="text">
      <style:text-properties fo:font-size="16pt" fo:language="pt" fo:country="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Standard"/>
      <text:p text:style-name="P3"/>
      <text:p text:style-name="P3"/>
      <text:p text:style-name="P6"><text:span text:style-name="T1">CERTIDÃO DE CONCLUSÃO DE CURSO</text:span></text:p>
      <text:p text:style-name="P3"/>
      <text:p text:style-name="P4"/>
      <text:p text:style-name="P7"><text:span text:style-name="T3"><text:tab/><text:tab/>Certificamos, a pedido do(a) interessado(a) </text:span><text:span text:style-name="T4">-*-*-*-*-*-*-*-*-*-*-*-*-*-*-*-</text:span><text:span text:style-name="T5">, nacionalidade brasileira, portador(a) da C.I. nº </text:span><text:span text:style-name="T4">-*-*-*-*-*-*- </text:span><text:span text:style-name="T5"><text:s/>SSP/GO, CPF </text:span><text:span text:style-name="T4">-*-*-*-*-*-*-*-*</text:span><text:span text:style-name="T5"> , nascido(a) em -*-*-*- de-*-*-*-*- de -*-*-*-*-, filho(a) de </text:span><text:span text:style-name="T4">-*-*-*-*-*-*-*-*-*-*-*-*-* e <text:s/>-*-*-*-*-*-*-*-*-*-*-*-*-*-*-, </text:span><text:span text:style-name="T5">concluiu o curso <text:s/>de Bacharelado em </text:span><text:span text:style-name="T4">Ciências Contábeis</text:span><text:span text:style-name="T5">, no <text:s/>-*-*-*- semestre de -*-*-*-*-, tendo -*-*-*-* <text:s/>de carga horária, autorizado conforme Portaria Ministerial nº 0000.0000/00 de <text:s/>-*/-*/-*-*- publicada no D.O.U. em -*/-*-/-*-* reconhecido pela portaria Ministerial nº 0000.0000/00, publicada no D.O.U. em -*/-*/-*-*-</text:span></text:p>
      <text:p text:style-name="P5"/>
      <text:p text:style-name="P7"><text:span text:style-name="T3"><text:tab/><text:tab/>Informamos que a cola</text:span><text:span text:style-name="T5">ção de grau ocorreu em <text:s text:c="2"/>-*- <text:s/>de -*-*-*-*-*-*-* de -*-*-*-*-*-* e seu diploma se encontra em andamento para registro no órgão competente. <text:s text:c="2"/></text:span></text:p>
      <text:p text:style-name="P7"><text:span text:style-name="T3"><text:tab/></text:span></text:p>
      <text:p text:style-name="P7"><text:span text:style-name="T3"><text:tab/><text:tab/> Por ser verdade, firmamos a presente</text:span></text:p>
      <text:p text:style-name="P4"/>
      <text:p text:style-name="P4"/>
      <text:p text:style-name="P4"/>
      <text:p text:style-name="P6"><text:span text:style-name="T6">Salvador</text:span><text:span text:style-name="T5">, 00 de novembro de 0000.</text:span></text:p>
      <text:p text:style-name="P4"/>
      <text:p text:style-name="P4"/>
      <text:p text:style-name="P4"/>
      <text:p text:style-name="P4"/>
      <text:p text:style-name="P6"><text:span text:style-name="T4">Assinatura do Responsáv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 Narrow" svg:font-family="'Arial Narrow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Arial Unicode MS" svg:font-family="'Arial Unicode MS'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padding="0cm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pt" fo:country="PT" fo:font-style="normal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default-outline-level="" style:class="extra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pt" fo:country="PT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Cabeçalho_20_e_20_Rodapé" style:display-name="Cabeçalho e Rodapé" style:family="paragraph" style:default-outline-level="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2pt" fo:letter-spacing="normal" fo:font-style="normal" style:text-underline-style="none" fo:font-weight="normal" style:letter-kerning="false" style:font-name-asian="Helvetica1" style:font-family-asian="Helvetica" style:font-family-generic-asian="system" style:font-pitch-asian="variable" style:font-size-asian="12pt" style:font-style-asian="normal" style:font-weight-asian="normal" style:font-name-complex="Helvetica1" style:font-family-complex="Helvetica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4.954cm" style:type="right"/>
        </style:tab-stops>
      </style:paragraph-properties>
    </style:style>
    <style:style style:name="MP2" style:family="paragraph" style:parent-style-name="Cabeçalho_20_e_20_Rodapé">
      <style:paragraph-properties fo:text-align="start" style:justify-single-word="false" style:writing-mode="lr-tb"/>
    </style:style>
    <style:style style:name="MT1" style:family="text">
      <style:text-properties fo:font-size="16pt" fo:language="pt" fo:country="PT" fo:font-weight="bold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fo:background-color="#ffffff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APEL TIMBRADO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8T13:11:50.076000000</dc:date>
    <meta:editing-duration>PT1H42M59S</meta:editing-duration>
    <meta:editing-cycles>1</meta:editing-cycles>
    <meta:document-statistic meta:table-count="0" meta:image-count="0" meta:object-count="0" meta:page-count="1" meta:paragraph-count="8" meta:word-count="117" meta:character-count="922" meta:non-whitespace-character-count="792"/>
    <meta:generator>LibreOffice/6.1.4.2$Windows_X86_64 LibreOffice_project/9d0f32d1f0b509096fd65e0d4bec26ddd1938fd3</meta:generator>
  </office:meta>
</office:document-meta>
</file>